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7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9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40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1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3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44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580e5"/>
    </style:style>
    <style:style style:name="T17" style:family="text">
      <style:text-properties officeooo:rsid="00663e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0"/>
      <text:p text:style-name="P11">All examples successfully recompiled</text:p>
      <text:p text:style-name="P11"/>
      <text:p text:style-name="P13">Example 1<text:tab/>OK</text:p>
      <text:p text:style-name="P13">Example 2<text:tab/>OK</text:p>
      <text:p text:style-name="P13">Example 3<text:tab/>OK</text:p>
      <text:p text:style-name="P14">Example <text:span text:style-name="T2">4</text:span><text:tab/>OK</text:p>
      <text:p text:style-name="P14">Example <text:span text:style-name="T2">5</text:span><text:tab/>OK</text:p>
      <text:p text:style-name="P14">Example <text:span text:style-name="T2">6</text:span><text:tab/>OK</text:p>
      <text:p text:style-name="P14">Example <text:span text:style-name="T2">7</text:span><text:tab/>OK</text:p>
      <text:p text:style-name="P14">Example <text:span text:style-name="T2">8</text:span><text:tab/>OK</text:p>
      <text:p text:style-name="P14">Example <text:span text:style-name="T2">9</text:span><text:tab/>OK</text:p>
      <text:p text:style-name="P14">Example <text:span text:style-name="T2">10</text:span><text:tab/>OK</text:p>
      <text:p text:style-name="P14">Example <text:span text:style-name="T2">11</text:span><text:tab/>OK</text:p>
      <text:p text:style-name="P14"/>
      <text:p text:style-name="P28"><text:span text:style-name="T5">Also checked:</text:span><text:tab/>Commentary <text:span text:style-name="T3">input and </text:span>readout</text:p>
      <text:p text:style-name="P28"><text:tab/><text:tab/><text:tab/>User project reset</text:p>
      <text:p text:style-name="P28"><text:tab/><text:tab/><text:tab/>Intensity control</text:p>
      <text:p text:style-name="P28"><text:tab/><text:tab/><text:tab/>Recal_328_using_crystal.ino.standard</text:p>
      <text:p text:style-name="P28"><text:tab/><text:tab/><text:tab/>cal_one_wire_comms.ino.standard</text:p>
      <text:p text:style-name="P28"/>
      <text:p text:style-name="P28">PRN_16bit_GEN(<text:span text:style-name="T4">) and bootloader\1_Random_pattern_generator</text:span></text:p>
      <text:p text:style-name="P30">both write to one of 3 pairs of EEPROM registers</text:p>
      <text:p text:style-name="P31">Press E at p/r/t/D prompt to change <text:s/>EEPROM register pair </text:p>
      <text:p text:style-name="P31"/>
      <text:p text:style-name="P2">2_Receiver_Transmitter_Basic</text:p>
      <text:p text:style-name="P31"/>
      <text:p text:style-name="P12">All examples successfully recompiled</text:p>
      <text:p text:style-name="P12"/>
      <text:p text:style-name="P15">Example 1<text:tab/>OK</text:p>
      <text:p text:style-name="P16">Example 2<text:tab/>OK</text:p>
      <text:p text:style-name="P17">Example 3<text:tab/>OK</text:p>
      <text:p text:style-name="P18">Example <text:span text:style-name="T2">4</text:span><text:tab/>OK</text:p>
      <text:p text:style-name="P19">Example <text:span text:style-name="T2">5</text:span><text:tab/>OK</text:p>
      <text:p text:style-name="P20">Example <text:span text:style-name="T2">6</text:span><text:tab/>OK</text:p>
      <text:p text:style-name="P21">Example <text:span text:style-name="T2">7</text:span><text:tab/>OK</text:p>
      <text:p text:style-name="P22">Example <text:span text:style-name="T2">8</text:span><text:tab/>OK</text:p>
      <text:p text:style-name="P23">Example <text:span text:style-name="T2">9</text:span><text:tab/>OK</text:p>
      <text:p text:style-name="P23"/>
      <text:p text:style-name="P23"/>
      <text:p text:style-name="P3">3_Interrupts_and_switches</text:p>
      <text:p text:style-name="P23"/>
      <text:p text:style-name="P32">3A_UART_timer_interrupts<text:tab/><text:tab/><text:span text:style-name="T6">Recompiled<text:tab/>OK</text:span></text:p>
      <text:p text:style-name="P33">3B_Pin_Change_Interrupt<text:tab/><text:tab/><text:span text:style-name="T6">Recompiled<text:tab/>OK</text:span></text:p>
      <text:p text:style-name="P34">3C_reaction_time_tester<text:tab/><text:tab/><text:span text:style-name="T6">Recompiled<text:tab/>OK</text:span></text:p>
      <text:p text:style-name="P35">3D_timer_PCI_interrupts<text:tab/><text:tab/><text:span text:style-name="T6">Recompiled<text:tab/>OK</text:span></text:p>
      <text:p text:style-name="P36">3E_Keypress_logger<text:tab/><text:tab/><text:tab/><text:span text:style-name="T6">Recompiled<text:tab/>OK</text:span></text:p>
      <text:p text:style-name="P29">3F_Prime_numbers<text:tab/><text:span text:style-name="T7"><text:tab/><text:tab/>Recompiled<text:tab/>OK</text:span></text:p>
      <text:p text:style-name="P28">3G_Prime_numbers_plus<text:tab/><text:tab/><text:span text:style-name="T8">New project<text:tab/>OK</text:span></text:p>
      <text:p text:style-name="P4"><text:soft-page-break/>4_binary_and_bit_operations</text:p>
      <text:p text:style-name="P13"/>
      <text:p text:style-name="P13">1_Bit_ops_1<text:tab/><text:tab/><text:tab/><text:span text:style-name="T9">Recompiled<text:tab/>OK</text:span></text:p>
      <text:p text:style-name="P24">2_Bit_ops_2<text:tab/><text:tab/><text:tab/><text:span text:style-name="T7">Recompiled<text:tab/>OK</text:span></text:p>
      <text:p text:style-name="P24">3_Division_subroutine<text:tab/><text:span text:style-name="T7">Recompiled<text:tab/>OK</text:span></text:p>
      <text:p text:style-name="P24">4_Char_to_binary<text:tab/><text:tab/><text:span text:style-name="T7">Recompiled<text:tab/>OK but to be reviewed</text:span></text:p>
      <text:p text:style-name="P24"/>
      <text:p text:style-name="P5">5_Arduino_PC_comms_library<text:tab/><text:span text:style-name="T13"> Arduino_Rx_Tx.c <text:s/>updated</text:span></text:p>
      <text:p text:style-name="P13">5A_Integer_numbers<text:tab/><text:tab/><text:span text:style-name="T10">All factors<text:tab/><text:tab/><text:tab/>OK<text:tab/>No update needed<text:tab/>OK</text:span></text:p>
      <text:p text:style-name="P25">5B_Prime_factors<text:tab/><text:tab/><text:tab/><text:tab/><text:tab/><text:tab/><text:span text:style-name="T13">OK<text:tab/><text:tab/>updated<text:tab/>OK</text:span></text:p>
      <text:p text:style-name="P27">5C_Scientific_numbers<text:tab/><text:span text:style-name="T10">Raise to power<text:tab/><text:tab/>OK<text:tab/>No update needed<text:tab/>OK</text:span></text:p>
      <text:p text:style-name="P27">5D_Pie_estimator<text:tab/><text:tab/>Pie_estimator<text:tab/><text:tab/><text:tab/><text:span text:style-name="T11">OK<text:tab/><text:tab/>updated<text:tab/>OK</text:span></text:p>
      <text:p text:style-name="P27">5E_e_power_series<text:tab/><text:tab/><text:span text:style-name="T10">Calculate power(A,B)<text:tab/><text:tab/>OK<text:tab/><text:tab/>updated<text:tab/>OK</text:span></text:p>
      <text:p text:style-name="P13">5F_Trig_functions<text:tab/><text:tab/><text:span text:style-name="T10">New project<text:tab/><text:tab/><text:tab/>OK<text:tab/><text:tab/>updated<text:tab/>OK</text:span></text:p>
      <text:p text:style-name="P13"/>
      <text:p text:style-name="P38">Bug_<text:span text:style-name="T14">1</text:span> found in</text:p>
      <text:p text:style-name="P38">Int_Num_from_PC_A() for /b keypress. <text:s/></text:p>
      <text:p text:style-name="P26">Sc_Num_from_PC_A<text:span text:style-name="T12">() with \b keypresses</text:span></text:p>
      <text:p text:style-name="P26"/>
      <text:p text:style-name="P37"><text:span text:style-name="T12">For example </text:span>12345\b6 comes to a halt and times out</text:p>
      <text:p text:style-name="P40">Also 1mS delay increased to 10mS</text:p>
      <text:p text:style-name="P40"/>
      <text:p text:style-name="P39">Bug_<text:span text:style-name="T14">2</text:span> found in Sc_Num_to_PC_A<text:span text:style-name="T14">()</text:span></text:p>
      <text:p text:style-name="P41">Fails for Sc_Num_to_PC_A(Result,0,6,'\r');<text:tab/><text:tab/>The 0 must be at least 1</text:p>
      <text:p text:style-name="P40"/>
      <text:p text:style-name="P42">Bug<text:span text:style-name="T15">s</text:span> fixed </text:p>
      <text:p text:style-name="P42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4"/>
      <text:p text:style-name="P44">6A_Segment_driver</text:p>
      <text:p text:style-name="P44">6B_Segment_driver</text:p>
      <text:p text:style-name="P44">6C_Numerical_entry</text:p>
      <text:p text:style-name="P45">6D_INT_to_display<text:tab/><text:tab/><text:span text:style-name="T16">Running averages</text:span></text:p>
      <text:p text:style-name="P45">6E_FPN_to_display<text:tab/><text:tab/><text:span text:style-name="T17">To be updated</text:span></text:p>
      <text:p text:style-name="P46">6F_FPN_from_IO<text:tab/><text:tab/><text:span text:style-name="T17">To be updated</text:span></text:p>
      <text:p text:style-name="P46">6G_INT_from_IO<text:tab/><text:tab/><text:span text:style-name="T17">To be updated</text:span></text:p>
      <text:p text:style-name="P45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8T14:43:44.297000000</dc:date>
    <meta:editing-duration>PT11H29M20S</meta:editing-duration>
    <meta:editing-cycles>56</meta:editing-cycles>
    <meta:document-statistic meta:table-count="0" meta:image-count="0" meta:object-count="0" meta:page-count="2" meta:paragraph-count="76" meta:word-count="285" meta:character-count="2353" meta:non-whitespace-character-count="2066"/>
  </office:meta>
</office:document-meta>
</file>